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902in"/>
    </style:style>
    <style:style style:name="co3" style:family="table-column">
      <style:table-column-properties fo:break-before="auto" style:column-width="0.9602in"/>
    </style:style>
    <style:style style:name="co4" style:family="table-column">
      <style:table-column-properties fo:break-before="auto" style:column-width="0.2689in"/>
    </style:style>
    <style:style style:name="co5" style:family="table-column">
      <style:table-column-properties fo:break-before="auto" style:column-width="1.9555in"/>
    </style:style>
    <style:style style:name="co7" style:family="table-column">
      <style:table-column-properties fo:break-before="auto" style:column-width="0.3465in"/>
    </style:style>
    <style:style style:name="co8" style:family="table-column">
      <style:table-column-properties fo:break-before="auto" style:column-width="0.9083in"/>
    </style:style>
    <style:style style:name="co9" style:family="table-column">
      <style:table-column-properties fo:break-before="auto" style:column-width="0.4244in"/>
    </style:style>
    <style:style style:name="co10" style:family="table-column">
      <style:table-column-properties fo:break-before="auto" style:column-width="1.4799in"/>
    </style:style>
    <style:style style:name="co11" style:family="table-column">
      <style:table-column-properties fo:break-before="auto" style:column-width="0.4929in"/>
    </style:style>
    <style:style style:name="co12" style:family="table-column">
      <style:table-column-properties fo:break-before="auto" style:column-width="0.4756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4.1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" style:family="table-cell" style:parent-style-name="Default">
      <style:table-cell-properties fo:background-color="#008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8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8" style:family="table-cell" style:parent-style-name="Default">
      <style:text-properties fo:font-style="normal" style:font-style-asian="normal" style:font-style-complex="normal"/>
    </style:style>
    <style:style style:name="ce9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1012" table:default-cell-style-name="Default"/>
        <table:table-row table:style-name="ro1">
          <table:table-cell table:style-name="ce1"/>
          <table:table-cell table:style-name="ce3" office:value-type="float" office:value="1">
            <text:p>1</text:p>
          </table:table-cell>
          <table:table-cell table:style-name="ce1" table:number-columns-repeated="1021"/>
        </table:table-row>
        <table:table-row table:style-name="ro1">
          <table:table-cell table:style-name="ce2"/>
          <table:table-cell table:style-name="ce3" office:value-type="float" office:value="1">
            <text:p>1</text:p>
          </table:table-cell>
          <table:table-cell table:style-name="ce1" office:value-type="string">
            <text:p>Information</text:p>
          </table:table-cell>
          <table:table-cell table:style-name="ce3" office:value-type="float" office:value="11">
            <text:p>11</text:p>
          </table:table-cell>
          <table:table-cell table:style-name="ce1" table:number-columns-repeated="1019"/>
        </table:table-row>
        <table:table-row table:style-name="ro1"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GPS</text:p>
          </table:table-cell>
          <table:table-cell table:style-name="ce4" office:value-type="float" office:value="111">
            <text:p>111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Speed</text:p>
          </table:table-cell>
          <table:table-cell office:value-type="float" office:value="1111">
            <text:p>111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4" office:value-type="float" office:value="2">
            <text:p>2</text:p>
          </table:table-cell>
          <table:table-cell office:value-type="string">
            <text:p>Altitude</text:p>
          </table:table-cell>
          <table:table-cell office:value-type="float" office:value="1112">
            <text:p>1112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4" office:value-type="float" office:value="3">
            <text:p>3</text:p>
          </table:table-cell>
          <table:table-cell office:value-type="string">
            <text:p>Accuracy</text:p>
          </table:table-cell>
          <table:table-cell office:value-type="float" office:value="1113">
            <text:p>1113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4" office:value-type="float" office:value="4">
            <text:p>4</text:p>
          </table:table-cell>
          <table:table-cell office:value-type="string">
            <text:p>Sats #</text:p>
          </table:table-cell>
          <table:table-cell office:value-type="float" office:value="1114">
            <text:p>1114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4" office:value-type="float" office:value="5">
            <text:p>5</text:p>
          </table:table-cell>
          <table:table-cell office:value-type="string">
            <text:p>Coordinates</text:p>
          </table:table-cell>
          <table:table-cell office:value-type="float" office:value="1115">
            <text:p>1115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4" office:value-type="float" office:value="2">
            <text:p>2</text:p>
          </table:table-cell>
          <table:table-cell office:value-type="string">
            <text:p>Engine</text:p>
          </table:table-cell>
          <table:table-cell table:style-name="ce4" office:value-type="float" office:value="112">
            <text:p>112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4" office:value-type="float" office:value="1">
            <text:p>1</text:p>
          </table:table-cell>
          <table:table-cell office:value-type="string">
            <text:p>Hours</text:p>
          </table:table-cell>
          <table:table-cell table:style-name="ce4" office:value-type="float" office:value="1121">
            <text:p>1121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6" office:value-type="float" office:value="1">
            <text:p>1</text:p>
          </table:table-cell>
          <table:table-cell table:style-name="ce7" office:value-type="string">
            <text:p>display Engine Hours (proof of concept shows session running time)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4" office:value-type="float" office:value="2">
            <text:p>2</text:p>
          </table:table-cell>
          <table:table-cell office:value-type="string">
            <text:p>Voltage</text:p>
          </table:table-cell>
          <table:table-cell office:value-type="float" office:value="1122">
            <text:p>1122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/>
          <table:table-cell/>
          <table:table-cell office:value-type="float" office:value="1">
            <text:p>1</text:p>
          </table:table-cell>
          <table:table-cell table:style-name="ce7" office:value-type="string">
            <text:p>display voltage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4" office:value-type="float" office:value="3">
            <text:p>3</text:p>
          </table:table-cell>
          <table:table-cell office:value-type="string">
            <text:p>I/O States</text:p>
          </table:table-cell>
          <table:table-cell table:style-name="ce4" office:value-type="float" office:value="113">
            <text:p>113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6" office:value-type="float" office:value="1">
            <text:p>1</text:p>
          </table:table-cell>
          <table:table-cell table:style-name="ce7" office:value-type="string">
            <text:p>list of states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6" office:value-type="float" office:value="2">
            <text:p>2</text:p>
          </table:table-cell>
          <table:table-cell table:style-name="ce7" office:value-type="string">
            <text:p>list of states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float" office:value="4">
            <text:p>4</text:p>
          </table:table-cell>
          <table:table-cell office:value-type="string">
            <text:p>System </text:p>
          </table:table-cell>
          <table:table-cell table:style-name="ce4" office:value-type="float" office:value="114">
            <text:p>114</text:p>
          </table:table-cell>
          <table:table-cell table:style-name="ce7"/>
          <table:table-cell table:number-columns-repeated="1016"/>
        </table:table-row>
        <table:table-row table:style-name="ro1">
          <table:table-cell table:number-columns-repeated="5"/>
          <table:table-cell table:style-name="ce4" office:value-type="float" office:value="1">
            <text:p>1</text:p>
          </table:table-cell>
          <table:table-cell table:style-name="ce8" office:value-type="string">
            <text:p>Free RAM</text:p>
          </table:table-cell>
          <table:table-cell table:style-name="ce4" office:value-type="float" office:value="1141">
            <text:p>1141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/>
          <table:table-cell table:style-name="ce8"/>
          <table:table-cell table:style-name="ce4" office:value-type="float" office:value="1">
            <text:p>1</text:p>
          </table:table-cell>
          <table:table-cell table:style-name="ce7" office:value-type="string">
            <text:p>display free RAM</text:p>
          </table:table-cell>
          <table:table-cell table:number-columns-repeated="1014"/>
        </table:table-row>
        <table:table-row table:style-name="ro1" table:number-rows-repeated="2">
          <table:table-cell table:number-columns-repeated="5"/>
          <table:table-cell table:style-name="ce5"/>
          <table:table-cell table:style-name="ce8"/>
          <table:table-cell table:number-columns-repeated="1016"/>
        </table:table-row>
        <table:table-row table:style-name="ro1">
          <table:table-cell/>
          <table:table-cell table:style-name="ce3" office:value-type="float" office:value="2">
            <text:p>2</text:p>
          </table:table-cell>
          <table:table-cell office:value-type="string">
            <text:p>Modes</text:p>
          </table:table-cell>
          <table:table-cell table:style-name="ce4" office:value-type="float" office:value="12">
            <text:p>1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Emergency</text:p>
          </table:table-cell>
          <table:table-cell office:value-type="float" office:value="121">
            <text:p>12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" office:value-type="float" office:value="2">
            <text:p>2</text:p>
          </table:table-cell>
          <table:table-cell office:value-type="string">
            <text:p>Random</text:p>
          </table:table-cell>
          <table:table-cell office:value-type="float" office:value="122">
            <text:p>122</text:p>
          </table:table-cell>
          <table:table-cell table:number-columns-repeated="1017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3" office:value-type="float" office:value="3">
            <text:p>3</text:p>
          </table:table-cell>
          <table:table-cell office:value-type="string">
            <text:p>Settings</text:p>
          </table:table-cell>
          <table:table-cell table:style-name="ce4" office:value-type="float" office:value="13">
            <text:p>13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4" office:value-type="float" office:value="1">
            <text:p>1</text:p>
          </table:table-cell>
          <table:table-cell office:value-type="string">
            <text:p>Auto Light Delay</text:p>
          </table:table-cell>
          <table:table-cell office:value-type="float" office:value="131">
            <text:p>131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" office:value-type="float" office:value="2">
            <text:p>2</text:p>
          </table:table-cell>
          <table:table-cell office:value-type="string">
            <text:p>Auto Light Dimmer Sensitivity</text:p>
          </table:table-cell>
          <table:table-cell office:value-type="float" office:value="132">
            <text:p>13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" office:value-type="float" office:value="3">
            <text:p>3</text:p>
          </table:table-cell>
          <table:table-cell office:value-type="string">
            <text:p>Low Voltage Cut Off</text:p>
          </table:table-cell>
          <table:table-cell office:value-type="float" office:value="133">
            <text:p>13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" office:value-type="float" office:value="4">
            <text:p>4</text:p>
          </table:table-cell>
          <table:table-cell office:value-type="string">
            <text:p>Speed Units</text:p>
          </table:table-cell>
          <table:table-cell office:value-type="float" office:value="134">
            <text:p>13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" office:value-type="float" office:value="5">
            <text:p>5</text:p>
          </table:table-cell>
          <table:table-cell office:value-type="string">
            <text:p>Altitude Units</text:p>
          </table:table-cell>
          <table:table-cell office:value-type="float" office:value="135">
            <text:p>13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4" office:value-type="float" office:value="6">
            <text:p>6</text:p>
          </table:table-cell>
          <table:table-cell office:value-type="string">
            <text:p>Language</text:p>
          </table:table-cell>
          <table:table-cell table:style-name="ce4" office:value-type="float" office:value="136">
            <text:p>136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/>
          <table:table-cell/>
          <table:table-cell table:style-name="ce4" office:value-type="float" office:value="1">
            <text:p>1</text:p>
          </table:table-cell>
          <table:table-cell office:value-type="string">
            <text:p>English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5"/>
          <table:table-cell/>
          <table:table-cell table:style-name="ce4" office:value-type="float" office:value="2">
            <text:p>2</text:p>
          </table:table-cell>
          <table:table-cell office:value-type="string">
            <text:p>German</text:p>
          </table:table-cell>
          <table:table-cell table:number-columns-repeated="1016"/>
        </table:table-row>
        <table:table-row table:style-name="ro1" table:number-rows-repeated="4">
          <table:table-cell table:number-columns-repeated="3"/>
          <table:table-cell table:style-name="ce5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2"/>
          <table:table-cell office:value-type="string">
            <text:p>eddsssswwwwasdswassdswaasdswassdsssswwwwae</text:p>
          </table:table-cell>
          <table:table-cell table:number-columns-repeated="1020"/>
        </table:table-row>
        <table:table-row table:style-name="ro1" table:number-rows-repeated="6">
          <table:table-cell table:number-columns-repeated="1023"/>
        </table:table-row>
        <table:table-row table:style-name="ro2">
          <table:table-cell table:number-columns-repeated="16"/>
          <table:table-cell office:value-type="string">
            <text:p>if (xSelect == 113){</text:p>
          </table:table-cell>
          <table:table-cell table:style-name="ce9" office:value-type="string">
            <text:p>if (xSelect == 00 &amp;&amp; ySelect == 1){</text:p>
            <text:p><text:s text:c="4"/>lcd.setCursor(3, 1);</text:p>
            <text:p><text:s text:c="4"/>lcd.print(" <text:s text:c="11"/>");</text:p>
            <text:p><text:s text:c="6"/>lcd.setCursor(0, 2);</text:p>
            <text:p><text:s text:c="6"/>lcd.print("*");</text:p>
            <text:p><text:s text:c="6"/>lcd.setCursor(1, 2);</text:p>
            <text:p><text:s text:c="6"/>lcd.print(" <text:s text:c="18"/>");</text:p>
            <text:p><text:s text:c="6"/>lcd.setCursor(0, 3);</text:p>
            <text:p><text:s text:c="6"/>lcd.print("+");</text:p>
            <text:p><text:s text:c="6"/>lcd.setCursor(1, 3);</text:p>
            <text:p><text:s text:c="6"/>lcd.print(" <text:s text:c="18"/>");</text:p>
            <text:p><text:s text:c="4"/>if (Select == 0){</text:p>
            <text:p><text:s text:c="4"/>}</text:p>
            <text:p><text:s text:c="2"/>}</text:p>
            <text:p/>
          </table:table-cell>
          <table:table-cell table:style-name="ce9" office:value-type="string">
            <text:p>if (xSelect == 00 &amp;&amp; ySelect == 00){</text:p>
            <text:p><text:s text:c="4"/>lcd.setCursor(3, 1);</text:p>
            <text:p><text:s text:c="4"/>lcd.print(" <text:s text:c="11"/>");</text:p>
            <text:p><text:s text:c="4"/>if (scrolldirection == 1){</text:p>
            <text:p><text:s text:c="6"/>lcd.setCursor(0, 2);</text:p>
            <text:p><text:s text:c="6"/>lcd.print("+");</text:p>
            <text:p><text:s text:c="6"/>lcd.setCursor(1, 2);</text:p>
            <text:p><text:s text:c="6"/>lcd.print(" <text:s text:c="18"/>");</text:p>
            <text:p><text:s text:c="6"/>lcd.setCursor(0, 3);</text:p>
            <text:p><text:s text:c="6"/>lcd.print("*");</text:p>
            <text:p><text:s text:c="6"/>lcd.setCursor(1, 3);</text:p>
            <text:p><text:s text:c="6"/>lcd.print(" <text:s text:c="18"/>");</text:p>
            <text:p><text:s text:c="4"/>}</text:p>
            <text:p><text:s text:c="4"/>if (scrolldirection == 0){</text:p>
            <text:p><text:s text:c="6"/>lcd.setCursor(0, 2);</text:p>
            <text:p><text:s text:c="6"/>lcd.print("*");</text:p>
            <text:p><text:s text:c="6"/>lcd.setCursor(1, 2);</text:p>
            <text:p><text:s text:c="6"/>lcd.print(" <text:s text:c="18"/>");</text:p>
            <text:p><text:s text:c="6"/>lcd.setCursor(0, 3);</text:p>
            <text:p><text:s text:c="6"/>lcd.print("+");</text:p>
            <text:p><text:s text:c="6"/>lcd.setCursor(1, 3);</text:p>
            <text:p><text:s text:c="6"/>lcd.print(" <text:s text:c="18"/>");</text:p>
            <text:p><text:s text:c="4"/>}</text:p>
            <text:p><text:s text:c="4"/>if (Select == 0){</text:p>
            <text:p><text:s text:c="4"/>}</text:p>
            <text:p><text:s text:c="2"/>}</text:p>
          </table:table-cell>
          <table:table-cell table:style-name="ce9" office:value-type="string">
            <text:p><text:s text:c="2"/>if (xSelect == 00 &amp;&amp; ySelect == 00){</text:p>
            <text:p><text:s text:c="4"/>lcd.setCursor(3, 1);</text:p>
            <text:p><text:s text:c="4"/>lcd.print(" <text:s text:c="11"/>");</text:p>
            <text:p><text:s text:c="6"/>lcd.setCursor(0, 2);</text:p>
            <text:p><text:s text:c="6"/>lcd.print("+");</text:p>
            <text:p><text:s text:c="6"/>lcd.setCursor(1, 2);</text:p>
            <text:p><text:s text:c="6"/>lcd.print(" <text:s text:c="18"/>");</text:p>
            <text:p><text:s text:c="6"/>lcd.setCursor(0, 3);</text:p>
            <text:p><text:s text:c="6"/>lcd.print("*");</text:p>
            <text:p><text:s text:c="6"/>lcd.setCursor(1, 3);</text:p>
            <text:p><text:s text:c="6"/>lcd.print(" <text:s text:c="18"/>");</text:p>
            <text:p><text:s text:c="4"/>if (Select == 0){</text:p>
            <text:p><text:s text:c="4"/>}</text:p>
            <text:p><text:s text:c="2"/>}</text:p>
            <text:p><text:s text:c="2"/>if (xSelect == <text:s/>&amp;&amp; ySelect &gt; ){</text:p>
            <text:p><text:s text:c="4"/>ySelect = ;</text:p>
            <text:p><text:s text:c="2"/>}</text:p>
          </table:table-cell>
          <table:table-cell table:number-columns-repeated="1003"/>
        </table:table-row>
        <table:table-row table:style-name="ro1">
          <table:table-cell table:number-columns-repeated="16"/>
          <table:table-cell office:value-type="string">
            <text:p><text:s text:c="4"/>lcd.setCursor(17, 1);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>
            <text:p><text:s text:c="4"/>lcd.print(ySelect);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>
            <text:p><text:s text:c="4"/>lcd.print("/");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>
            <text:p><text:s text:c="4"/>lcd.print("2");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>
            <text:p><text:s text:c="2"/>}</text:p>
          </table:table-cell>
          <table:table-cell table:number-columns-repeated="1006"/>
        </table:table-row>
        <table:table-row table:style-name="ro1" table:number-rows-repeated="104852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7">06/17/2013</text:date>, <text:time>01:3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5T05:15:34.72</meta:creation-date>
    <dc:date>2013-06-14T22:00:10.92</dc:date>
    <meta:editing-duration>P3DT9H43M12S</meta:editing-duration>
    <meta:editing-cycles>16</meta:editing-cycles>
    <meta:generator>OpenOffice.org/3.4.1$Win32 OpenOffice.org_project/341m1$Build-9593</meta:generator>
    <meta:document-statistic meta:table-count="3" meta:cell-count="94" meta:object-count="0"/>
  </office:meta>
</office:document-meta>
</file>